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c87897" officeooo:paragraph-rsid="00c8789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b446f0" officeooo:paragraph-rsid="00d2cb2d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800f8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9f513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b61cc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a0f77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b61cc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a0f77" officeooo:paragraph-rsid="00dabf74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b61cc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d04a4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032af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3bb5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90b07" officeooo:paragraph-rsid="00e90b07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weight="normal" officeooo:rsid="001eed6b" officeooo:paragraph-rsid="00bf2c1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Arial1" fo:font-size="10pt" fo:font-weight="normal" officeooo:rsid="001eed6b" officeooo:paragraph-rsid="00dd2bb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0f047" officeooo:paragraph-rsid="00d0f047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40f94" officeooo:paragraph-rsid="00d40f94" style:font-size-asian="10pt" style:font-size-complex="10pt"/>
    </style:style>
    <style:style style:name="P20" style:family="paragraph" style:parent-style-name="Standard">
      <style:text-properties style:use-window-font-color="true" style:font-name="Arial1" fo:font-size="10pt" fo:font-style="normal" fo:font-weight="normal" officeooo:rsid="00b446f0" officeooo:paragraph-rsid="00d2cb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4ee9b2" officeooo:paragraph-rsid="00a19262" fo:background-color="transparent" style:font-size-asian="10pt" style:font-size-complex="10pt"/>
    </style:style>
    <style:style style:name="P22" style:family="paragraph" style:parent-style-name="Standard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08a0d74" officeooo:paragraph-rsid="007c929e" fo:background-color="transparent" style:font-size-asian="9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32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33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34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35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36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a19262" style:font-size-asian="10pt" style:font-style-asian="normal" style:font-size-complex="10pt" style:font-style-complex="normal"/>
    </style:style>
    <style:style style:name="P37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ce587d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40" style:family="paragraph" style:parent-style-name="Standard">
      <style:text-properties officeooo:paragraph-rsid="00087c3c"/>
    </style:style>
    <style:style style:name="P41" style:family="paragraph" style:parent-style-name="Standard">
      <style:text-properties officeooo:paragraph-rsid="00c09194"/>
    </style:style>
    <style:style style:name="P42" style:family="paragraph" style:parent-style-name="Standard">
      <style:text-properties officeooo:paragraph-rsid="00ce587d"/>
    </style:style>
    <style:style style:name="P43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ce587d" officeooo:paragraph-rsid="00ce587d" fo:background-color="transparent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4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46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7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8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9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50" style:family="paragraph" style:parent-style-name="Table_20_Contents">
      <style:text-properties style:font-name="Arial1" fo:font-size="10pt" officeooo:rsid="00a19262" officeooo:paragraph-rsid="00ce587d" fo:background-color="transparent" style:font-size-asian="10pt" style:font-size-complex="10pt"/>
    </style:style>
    <style:style style:name="P5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use-window-font-color="true" style:font-name="Arial1" fo:font-size="10pt" fo:font-weight="normal" officeooo:rsid="00888dd3" officeooo:paragraph-rsid="00c87897" fo:background-color="transparent" style:font-size-asian="10pt" style:font-weight-asian="normal" style:font-size-complex="10pt" style:font-weight-complex="normal"/>
    </style:style>
    <style:style style:name="P54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55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8c10c5" fo:background-color="transparent" loext:char-shading-value="0"/>
    </style:style>
    <style:style style:name="T4" style:family="text">
      <style:text-properties officeooo:rsid="00bf2c1a" fo:background-color="transparent" loext:char-shading-value="0"/>
    </style:style>
    <style:style style:name="T5" style:family="text">
      <style:text-properties officeooo:rsid="00d2d690" fo:background-color="transparent" loext:char-shading-value="0"/>
    </style:style>
    <style:style style:name="T6" style:family="text">
      <style:text-properties officeooo:rsid="00d49dc4" fo:background-color="transparent" loext:char-shading-value="0"/>
    </style:style>
    <style:style style:name="T7" style:family="text">
      <style:text-properties officeooo:rsid="00d5eaf9" fo:background-color="transparent" loext:char-shading-value="0"/>
    </style:style>
    <style:style style:name="T8" style:family="text">
      <style:text-properties officeooo:rsid="00d6bcb2" fo:background-color="transparent" loext:char-shading-value="0"/>
    </style:style>
    <style:style style:name="T9" style:family="text">
      <style:text-properties officeooo:rsid="00dd2bbd" fo:background-color="transparent" loext:char-shading-value="0"/>
    </style:style>
    <style:style style:name="T10" style:family="text">
      <style:text-properties officeooo:rsid="00eac31b" fo:background-color="transparent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ca86" style:font-weight-asian="normal" style:font-weight-complex="normal"/>
    </style:style>
    <style:style style:name="T13" style:family="text">
      <style:text-properties fo:font-weight="normal" officeooo:rsid="00a19262" style:font-weight-asian="normal" style:font-weight-complex="normal"/>
    </style:style>
    <style:style style:name="T14" style:family="text">
      <style:text-properties fo:font-weight="normal" officeooo:rsid="008a0d74" style:font-weight-asian="normal" style:font-weight-complex="normal"/>
    </style:style>
    <style:style style:name="T15" style:family="text">
      <style:text-properties fo:font-weight="normal" officeooo:rsid="004715f6" style:font-weight-asian="normal" style:font-weight-complex="normal"/>
    </style:style>
    <style:style style:name="T16" style:family="text">
      <style:text-properties fo:font-weight="normal" officeooo:rsid="00bbe459" style:font-weight-asian="normal" style:font-weight-complex="normal"/>
    </style:style>
    <style:style style:name="T17" style:family="text">
      <style:text-properties fo:font-weight="normal" officeooo:rsid="00c4acaf" style:font-weight-asian="normal" style:font-weight-complex="normal"/>
    </style:style>
    <style:style style:name="T18" style:family="text">
      <style:text-properties fo:font-weight="normal" officeooo:rsid="00ce587d" style:font-weight-asian="normal" style:font-weight-complex="normal"/>
    </style:style>
    <style:style style:name="T19" style:family="text">
      <style:text-properties fo:font-weight="normal" officeooo:rsid="00df05b7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2" style:family="text">
      <style:text-properties style:use-window-font-color="true" style:font-name="Arial1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Arial2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style:font-name="Arial2"/>
    </style:style>
    <style:style style:name="T25" style:family="text">
      <style:text-properties style:font-name="Arial2" fo:font-size="10pt" officeooo:rsid="00baa73a" style:font-size-asian="10pt" style:font-size-complex="10pt"/>
    </style:style>
    <style:style style:name="T26" style:family="text">
      <style:text-properties style:font-name="Arial2" fo:font-size="10pt" officeooo:rsid="00bbe459" style:font-size-asian="10pt" style:font-size-complex="10pt"/>
    </style:style>
    <style:style style:name="T27" style:family="text">
      <style:text-properties style:font-name="Arial2" fo:font-size="10pt" fo:font-weight="normal" officeooo:rsid="00ce587d" style:font-size-asian="10pt" style:font-weight-asian="normal" style:font-size-complex="10pt" style:font-weight-complex="normal"/>
    </style:style>
    <style:style style:name="T28" style:family="text">
      <style:text-properties style:font-name="Arial2" officeooo:rsid="00baa73a"/>
    </style:style>
    <style:style style:name="T29" style:family="text">
      <style:text-properties officeooo:rsid="0084e411"/>
    </style:style>
    <style:style style:name="T30" style:family="text">
      <style:text-properties officeooo:rsid="000c6bcc"/>
    </style:style>
    <style:style style:name="T31" style:family="text">
      <style:text-properties officeooo:rsid="0007ca86"/>
    </style:style>
    <style:style style:name="T32" style:family="text">
      <style:text-properties officeooo:rsid="000d80b4"/>
    </style:style>
    <style:style style:name="T33" style:family="text">
      <style:text-properties style:font-name="Arial1" fo:font-size="10pt" officeooo:rsid="00087c3c" style:font-size-asian="10pt" style:font-size-complex="10pt"/>
    </style:style>
    <style:style style:name="T34" style:family="text">
      <style:text-properties style:font-name="Arial1" fo:font-size="10pt" officeooo:rsid="00baa73a" style:font-size-asian="10pt" style:font-size-complex="10pt"/>
    </style:style>
    <style:style style:name="T35" style:family="text">
      <style:text-properties style:font-name="Arial1" fo:font-size="10pt" officeooo:rsid="00bbe459" style:font-size-asian="10pt" style:font-size-complex="10pt"/>
    </style:style>
    <style:style style:name="T36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ce587d" style:font-size-asian="10pt" style:font-weight-asian="normal" style:font-size-complex="10pt" style:font-weight-complex="normal"/>
    </style:style>
    <style:style style:name="T39" style:family="text">
      <style:text-properties officeooo:rsid="009e054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baa73a"/>
    </style:style>
    <style:style style:name="T42" style:family="text">
      <style:text-properties officeooo:rsid="008c10c5"/>
    </style:style>
    <style:style style:name="T43" style:family="text">
      <style:text-properties officeooo:rsid="00ce587d"/>
    </style:style>
    <style:style style:name="T44" style:family="text">
      <style:text-properties officeooo:rsid="00c06615"/>
    </style:style>
    <style:style style:name="T45" style:family="text">
      <style:text-properties officeooo:rsid="00d9f513"/>
    </style:style>
    <style:style style:name="T46" style:family="text">
      <style:text-properties officeooo:rsid="00da0f77"/>
    </style:style>
    <style:style style:name="T47" style:family="text">
      <style:text-properties officeooo:rsid="00dabf74"/>
    </style:style>
    <style:style style:name="T48" style:family="text">
      <style:text-properties officeooo:rsid="00dd04a4"/>
    </style:style>
    <style:style style:name="T49" style:family="text">
      <style:text-properties officeooo:rsid="00dd2bbd"/>
    </style:style>
    <style:style style:name="T50" style:family="text">
      <style:text-properties officeooo:rsid="00e032af"/>
    </style:style>
    <style:style style:name="T51" style:family="text">
      <style:text-properties officeooo:rsid="00e575af"/>
    </style:style>
    <style:style style:name="T52" style:family="text">
      <style:text-properties officeooo:rsid="00ec8ed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T P<text:span text:style-name="T39">acman</text:span></text:p>
      <text:p text:style-name="P25"/>
      <text:p text:style-name="P25"/>
      <text:p text:style-name="P25"><draw:frame draw:style-name="fr1" draw:name="Cadre7" text:anchor-type="paragraph" svg:x="0.034cm" svg:y="0.233cm" svg:width="17.082cm" draw:z-index="1"><draw:text-box fo:min-height="0.79cm"><text:p text:style-name="P28">FICHE DE SPÉCIFICATION DE L’US N° : <text:span text:style-name="T43">163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52">Historique des modifications</text:p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7">version</text:p>
          </table:table-cell>
          <table:table-cell table:style-name="Tableau2.B2" office:value-type="string">
            <text:p text:style-name="P47">Date</text:p>
          </table:table-cell>
          <table:table-cell table:style-name="Tableau2.C2" office:value-type="string">
            <text:p text:style-name="P47">Auteur de la modification</text:p>
          </table:table-cell>
          <table:table-cell table:style-name="Tableau2.D2" office:value-type="string">
            <text:p text:style-name="P47">statut<text:note text:id="ftn1" text:note-class="footnote"><text:note-citation>1</text:note-citation><text:note-body><text:p text:style-name="P54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47">00</text:p>
          </table:table-cell>
          <table:table-cell table:style-name="Tableau2.B3" office:value-type="string">
            <text:p text:style-name="P48"><text:span text:style-name="T43">30</text:span>/0<text:span text:style-name="T43">1</text:span>/201<text:span text:style-name="T43">9</text:span></text:p>
          </table:table-cell>
          <table:table-cell table:style-name="Tableau2.C3" office:value-type="string">
            <text:p text:style-name="P48">GC</text:p>
          </table:table-cell>
          <table:table-cell table:style-name="Tableau2.D3" office:value-type="string">
            <text:p text:style-name="P49"/>
          </table:table-cell>
        </table:table-row>
        <table:table-row>
          <table:table-cell table:style-name="Tableau2.A2" office:value-type="string">
            <text:p text:style-name="P47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53"/>
          </table:table-cell>
          <table:table-cell table:style-name="Tableau2.D4" office:value-type="string">
            <text:p text:style-name="P1"/>
          </table:table-cell>
        </table:table-row>
      </table:table>
      <text:p text:style-name="P31"><draw:frame draw:style-name="fr1" draw:name="Cadre2" text:anchor-type="paragraph" svg:x="0.018cm" svg:y="0.37cm" svg:width="17.03cm" draw:z-index="0"><draw:text-box fo:min-height="0.79cm"><text:p text:style-name="P40"><text:span text:style-name="T33">FONCTIONNALIT</text:span><text:span text:style-name="T36">É : </text:span><text:span text:style-name="T38">Sauvegarder une sélection de modalités</text:span></text:p></draw:text-box></draw:frame><draw:frame draw:style-name="fr1" draw:name="Cadre8" text:anchor-type="paragraph" svg:x="0.034cm" svg:y="2.048cm" svg:width="17.014cm" draw:z-index="2"><draw:text-box fo:min-height="0.79cm"><text:p text:style-name="P32"><text:span text:style-name="T32">PROFIL</text:span> D'UTILISAT<text:span text:style-name="T32">EURS</text:span> CONCERN<text:span text:style-name="T12">É : </text:span><text:span text:style-name="T13">Consultant/</text:span><text:span text:style-name="T18">producteur/</text:span><text:span text:style-name="T19">responsalbe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5"/>
            <text:p text:style-name="P51">Description</text:p>
            <text:p text:style-name="P45"/>
          </table:table-cell>
          <table:covered-table-cell/>
        </table:table-row>
        <table:table-row>
          <table:table-cell table:style-name="Tableau1.A2" office:value-type="string">
            <text:p text:style-name="P46">En tant que</text:p>
          </table:table-cell>
          <table:table-cell table:style-name="Tableau1.B4" office:value-type="string">
            <text:p text:style-name="P50">consultant,<text:span text:style-name="T43"> producteur ou responsable</text:span></text:p>
          </table:table-cell>
        </table:table-row>
        <table:table-row>
          <table:table-cell table:style-name="Tableau1.A2" office:value-type="string">
            <text:p text:style-name="P46">Je veux</text:p>
          </table:table-cell>
          <table:table-cell table:style-name="Tableau1.B4" office:value-type="string">
            <text:p text:style-name="P43">sauvegarder une sélection de modalités</text:p>
          </table:table-cell>
        </table:table-row>
        <table:table-row>
          <table:table-cell table:style-name="Tableau1.A2" office:value-type="string">
            <text:p text:style-name="P46">Afin de/<text:span text:style-name="T29">que</text:span></text:p>
          </table:table-cell>
          <table:table-cell table:style-name="Tableau1.B4" office:value-type="string">
            <text:p text:style-name="P22">pouvoir la réutiliser pour une visualisation, une exportation, une copie,un effacement ou une saisie de données</text:p>
          </table:table-cell>
        </table:table-row>
      </table:table>
      <text:p text:style-name="P29"><draw:frame draw:style-name="fr1" draw:name="Cadre11" text:anchor-type="paragraph" svg:x="-0.035cm" svg:y="0.446cm" svg:width="17.03cm" draw:z-index="10"><draw:text-box fo:min-height="0.79cm"><text:p text:style-name="P41"><text:span text:style-name="T25">É</text:span><text:span text:style-name="T34">CRAN </text:span><text:span text:style-name="T35">DE D</text:span><text:span text:style-name="T25">É</text:span><text:span text:style-name="T26">PART</text:span><text:span text:style-name="T36"> : </text:span><text:span text:style-name="T37"><text:s/></text:span><text:span text:style-name="T27">É</text:span><text:span text:style-name="T38">cran de l’action à réaliser</text:span></text:p></draw:text-box></draw:frame><draw:frame draw:style-name="fr1" draw:name="Cadre1" text:anchor-type="paragraph" svg:x="-0.009cm" svg:y="1.515cm" svg:width="17.03cm" draw:z-index="8"><draw:text-box fo:min-height="0.79cm"><text:p text:style-name="P42"><text:span text:style-name="T25">É</text:span><text:span text:style-name="T34">CRAN </text:span><text:span text:style-name="T35">DE D’ARRIV</text:span><text:span text:style-name="T25">É</text:span><text:span text:style-name="T26">E</text:span><text:span text:style-name="T36"> : <text:s/></text:span><text:span text:style-name="T23">É</text:span><text:span text:style-name="T22">cran de l’action à réaliser</text:span></text:p></draw:text-box></draw:frame><draw:frame draw:style-name="fr1" draw:name="Cadre10" text:anchor-type="paragraph" svg:x="-0.009cm" svg:y="2.688cm" svg:width="17.014cm" draw:z-index="9"><draw:text-box fo:min-height="0.79cm"><text:p text:style-name="P34"><text:span text:style-name="T41">ZONE DE L’ </text:span><text:span text:style-name="T28">É</text:span><text:span text:style-name="T41">CRAN DE D</text:span><text:span text:style-name="T12">É</text:span><text:span text:style-name="T16">PART</text:span><text:span text:style-name="T12"> : </text:span><text:span text:style-name="T17">Haut </text:span><text:span text:style-name="T18">et droite de l’écran de l’action à réaliser</text:span></text:p></draw:text-box></draw:frame><draw:frame draw:style-name="fr1" draw:name="Cadre12" text:anchor-type="paragraph" svg:x="0.018cm" svg:y="3.776cm" svg:width="17.014cm" draw:z-index="11"><draw:text-box fo:min-height="0.79cm"><text:p text:style-name="P35"><text:span text:style-name="T41">ZONE DE L’ </text:span><text:span text:style-name="T28">É</text:span><text:span text:style-name="T41">CRAN D’ARRIV</text:span><text:span text:style-name="T12">É</text:span><text:span text:style-name="T16">E</text:span><text:span text:style-name="T12"> :</text:span></text:p></draw:text-box></draw:frame></text:p>
      <text:p text:style-name="P29"/>
      <text:p text:style-name="P24"><draw:frame draw:style-name="fr2" draw:name="Cadre4" text:anchor-type="paragraph" svg:x="0.236cm" svg:y="1.134cm" svg:width="16.923cm" draw:z-index="3"><draw:text-box fo:min-height="4.819cm"><text:p text:style-name="P32"><text:span text:style-name="T11">Pré-requis à la mise en œuvre de la fonctionnalité</text:span><text:span text:style-name="T12"> : </text:span></text:p><text:p text:style-name="P36"><text:span text:style-name="T14">En tant qu</text:span><text:span text:style-name="T18">e consultant</text:span><text:span text:style-name="T11"> :</text:span></text:p><text:p text:style-name="P3">Avoir choisi <text:span text:style-name="T43">l’action à réaliser </text:span>dans le menu du bandeau gauche<text:span text:style-name="T43"> (nouvelle visualisation ou nouvel export) ou en ayant choisi l’action à réaliser à partir d’une sélection sauvegardée existante (visualisation ou export)</text:span></text:p><text:p text:style-name="P37"><text:span text:style-name="T14">En tant qu</text:span><text:span text:style-name="T18">e producteur</text:span><text:span text:style-name="T11"> :</text:span></text:p><text:p text:style-name="P3">Avoir choisi <text:span text:style-name="T43">l’action à réaliser </text:span>dans le menu du bandeau gauche<text:span text:style-name="T43"> (nouvelle copie dans mon espace de travail, nouvel effacement dans mon espace de travail ou nouvelle saisie) </text:span>dans le menu du bandeau gauche <text:span text:style-name="T43">ou en ayant choisi l’action à réaliser à partir d’une sélection sauvegardée existante (copie dans mon espace de travail, effacement dans mon espace de travail ou saisie)</text:span></text:p><text:p text:style-name="P37"><text:span text:style-name="T14">En tant qu</text:span><text:span text:style-name="T18">e responsable</text:span><text:span text:style-name="T11"> :</text:span></text:p><text:p text:style-name="P20">Avoir choisi <text:span text:style-name="T43">l’action à réaliser </text:span>dans le menu du bandeau gauche<text:span text:style-name="T43"> (nouvelle copie ou nouvel effacement dans l’espace de synthèse)</text:span> <text:span text:style-name="T43">ou en ayant choisi l’action à réaliser à partir d’une sélection sauvegardée existante (copie ou effacement dans l’espace de synthèse)</text:span></text:p></draw:text-box></draw:frame><draw:frame draw:style-name="fr2" draw:name="Cadre3" text:anchor-type="paragraph" svg:x="0.289cm" svg:y="7.368cm" svg:width="16.953cm" draw:z-index="6"><draw:text-box fo:min-height="1.789cm"><text:p text:style-name="P26">Liste des r<text:span text:style-name="T30">è</text:span>gles de gestion à appliquer pour cette fonctionnalité<text:span text:style-name="T31"> : </text:span></text:p><text:p text:style-name="P17"/></draw:text-box></draw:frame>SPÉCIFICATIONS DÉTAILLÉES</text:p>
      <text:p text:style-name="P30"><draw:frame draw:style-name="fr2" draw:name="Cadre5" text:anchor-type="paragraph" svg:x="0.03cm" svg:y="-1cm" svg:width="16.974cm" draw:z-index="5"><draw:text-box fo:min-height="14.97cm"><text:p text:style-name="P33"><text:span text:style-name="T40">Description de la fonctionnalité : </text:span><text:span text:style-name="T15">cf. exemple d'écran en annexe de la fiche</text:span></text:p><text:p text:style-name="P18"><text:span text:style-name="T2">L</text:span><text:span text:style-name="T1">a sauvegarde d’une sélection de modalités est effectuée dans l’écran de l’action concernée : il peut s’agir d’une visualisation, </text:span><text:span text:style-name="T5">d’un export de donnée, d’une copie dans l’espace de travail de l’utilisateur, d’un effacement de données ou d’une saisie directe.</text:span></text:p><text:p text:style-name="P21"/><text:p text:style-name="P19"><text:span text:style-name="T2">Q</text:span><text:span text:style-name="T1">uelle que soit l’action à réaliser, un bouton « Sauvegarder sélection » est à droite de l’écran sur la ligne des boutons des dimensions (pré-sélection des modalités pour la visualisation). Ce bouton n’est cliquable que lorsque le choix des modalités (au moins une) a été réalisé pour </text:span><text:span text:style-name="T10">une</text:span><text:span text:style-name="T1"> </text:span><text:span text:style-name="T10">d</text:span><text:span text:style-name="T1">es dimensions </text:span><text:span text:style-name="T10">du domaine</text:span><text:span text:style-name="T1">. </text:span><text:span text:style-name="T6">Lorsqu’il est cliquable et qu’aucune sélection n’a encore été sauvegardé</text:span><text:span text:style-name="T8">e</text:span><text:span text:style-name="T6">, le message « Vous n’avez pas encore sauvegardé de sélection. » s’affiche en rouge sous le bouton. </text:span><text:span text:style-name="T7">sinon, il n’apparaît plus.</text:span></text:p><text:p text:style-name="P21"/><text:p text:style-name="P5"><text:span text:style-name="T44">E</text:span>nsuite les étapes diffèrent en fonction de l’action concernée par la sauvegarde de la sélection. <text:span text:style-name="T45">L’utilisation du bouton « Sauvegarder sélection » a les conséquences suivantes :</text:span></text:p><text:p text:style-name="P4"/><text:p text:style-name="P7">1. Dans le cas d’un export, d’une copie, d’un effacement ou d’une saisie, elle affiche une fenêtre contenant un champ de saisie du nom de la sélection et des boutons « OK » (pour valider la sauvegarde) et « Annuler » (pour annuler la sauvegarde, avec fermeture de la fenêtre). Si aucun caractère n’est saisi dans le champ, l<text:span text:style-name="T52">e</text:span> bouton « OK » <text:span text:style-name="T52">n’</text:span>est <text:span text:style-name="T52">pas accessible</text:span>. <text:span text:style-name="T46">Si la sélection a déjà été sauvegardée, le nom de la sélection est affiché et modifiable dans le champ concerné. Le champ est limité à 50 caractères.</text:span></text:p><text:p text:style-name="P7"/><text:p text:style-name="P7">Après l’utilisation du bouton « OK », si la sélection à sauvegarder existe déjà en base (même nom <text:span text:style-name="T46">dans le champ concerné</text:span>), un message de confirmation <text:span text:style-name="T47">(« Voulez-vous mettre à jour la sélection &lt;nom de la sélection&gt; ? »)</text:span> s’affiche dans une fenêtre avec un bouton « OK » (pour confirmer la sauvegarde) et « annuler » (pour annuler la sauvegarde). Dans tous les cas, la fenêtre se ferme après l’utilisation de l’un des deux boutons.</text:p><text:p text:style-name="P7"/><text:p text:style-name="P9">2. Dans le cas d’une visualisation, si au moins une dimension a été placée en ligne et une autre en colonne, l’utilisation du bouton <text:span text:style-name="T45">« Sauvegarder sélection » </text:span>a les mêmes conséquences que ci-dessus. Sinon, <text:span text:style-name="T47">un message de confirmation (« Voulez-vous sauvegarder la sélection sans mise en forme du tableau ? ») s’affiche dans une fenêtre avec un bouton « OK » (pour confirmer) et « annuler » (pour annuler la sauvegarde). Si le bouton « OK » est utilisé, on revient dans le cas général avec l’affichage de la fenêtre permettant de saisir le nom de la sélection.</text:span></text:p><text:p text:style-name="P9"/><text:p text:style-name="P8">Le lancement de la sauvegarde de la sélection a les conséquences suivantes :</text:p><text:p text:style-name="P6"/><text:p text:style-name="P10">1. Dans le cas d’une copie vers l’espace de synthèse <text:span text:style-name="T51">d’un effacement </text:span>ou d’une saisie, le domaine concerné par la sélection, la liste des modalités sélectionnées par dimension <text:span text:style-name="T50">et la date de sauvegarde de la sélection</text:span> <text:span text:style-name="T50">sont</text:span> sauvegardé<text:span text:style-name="T50">s</text:span> en base.</text:p><text:p text:style-name="P10"/><text:p text:style-name="P12">2. Dans le cas d’une copie vers son espace de travail, en plus d<text:span text:style-name="T50">u</text:span> domaine concerné par la sélection, <text:span text:style-name="T50">de</text:span> la liste des modalités sélectionnées par dimension <text:span text:style-name="T50">et de la date de sauvegarde de la sélection</text:span>, l’information sur l’espace de départ depuis lequel copier les données est sauvegardée en base.</text:p><text:p text:style-name="P10"/><text:p text:style-name="P13"><text:span text:style-name="T51">3</text:span>. Dans le cas d’un <text:span text:style-name="T48">export</text:span>, en plus d<text:span text:style-name="T50">u</text:span> domaine concerné par la sélection, <text:span text:style-name="T50">de</text:span> la liste des modalités sélectionnées par dimension <text:span text:style-name="T50">et de la date de sauvegarde de la sélection</text:span>, l<text:span text:style-name="T48">es </text:span>information<text:span text:style-name="T48">s</text:span> sur <text:span text:style-name="T48">les options retenues (libellés, séparateur) son</text:span>t sauvegardée<text:span text:style-name="T48">s</text:span> en base.<text:span text:style-name="T49"> En revanche, l’espace de travail n’est pas une information sauvegardée afin que la sélection puisse s’appliquer à n’importe quel espace.</text:span></text:p><text:p text:style-name="P11"/><text:p text:style-name="P12"><text:span text:style-name="T51">4</text:span>. Dans le cas d’un<text:span text:style-name="T49">e visualisation</text:span>, en plus d<text:span text:style-name="T50">u</text:span> domaine concerné par la sélection, <text:span text:style-name="T50">de</text:span> la liste des modalités sélectionnées par dimension <text:span text:style-name="T50">et de la date de sauvegarde de la sélection, les </text:span>information<text:span text:style-name="T48">s</text:span> sur <text:span text:style-name="T48">les options retenues (nombre de décimales, séparateur, ordre des modalités dans le tableau) son</text:span>t sauvegardée<text:span text:style-name="T48">s</text:span> en base. <text:span text:style-name="T49">Le cas échéant, si le placement d’au moins une dimension en ligne et une dimension en colonne a été réalisé, cette information est aussi conservée en base. En revanche, l’espace de travail n’est pas une information sauvegardée afin que la sélection puisse s’appliquer à n’importe quel espace.</text:span></text:p><text:p text:style-name="P12"/><text:p text:style-name="P14">Si une sélection est sauvegardée à nouveau pour une autre finalité (par exemple une sélection réalisée pour un export qu’on utilise pour une visualisation avec mise en forme du tableau), les informations spécifiques à cette autre finalité sont également enregistrées tout en conservant les informations de la finalité précédente.</text:p></draw:text-box></draw:frame><draw:frame draw:style-name="fr2" draw:name="Cadre6" text:anchor-type="paragraph" svg:x="0.041cm" svg:y="23.827cm" svg:width="16.974cm" draw:z-index="4"><draw:text-box fo:min-height="0.669cm"><text:p text:style-name="P26">Résultat attendu de la fonctionnalité<text:span text:style-name="T31"> : </text:span></text:p><text:p text:style-name="P15"><text:span text:style-name="T4">L</text:span><text:span text:style-name="T9">a sélection définie par l’utilisateur a été sauvegardée en base et devient accessible dans la liste des sélections sauvegardées</text:span><text:span text:style-name="T42">.</text:span></text:p></draw:text-box></draw:frame><draw:frame draw:style-name="fr3" draw:name="Cadre9" text:anchor-type="paragraph" svg:x="0.041cm" svg:y="26.003cm" svg:width="16.974cm" draw:z-index="7"><draw:text-box fo:min-height="0.669cm"><text:p text:style-name="P27"><text:span text:style-name="T31">C</text:span><text:span text:style-name="T1">ritère d’acceptation – Jeux de test </text:span><text:span text:style-name="T20">(</text:span><text:span text:style-name="T21">y c.</text:span><text:span text:style-name="T20"> d</text:span><text:span text:style-name="T21">é</text:span><text:span text:style-name="T20">finition de prêt)</text:span></text:p><text:p text:style-name="P16"><text:span text:style-name="T4">L</text:span><text:span text:style-name="T9">a sélection définie par l’utilisateur a été sauvegardée en base et devient accessible dans la liste des sélections sauvegardées</text:span><text:span text:style-name="T3">.</text:span></text:p></draw:text-box></draw:frame><text:soft-page-break/></text:p>
      <text:p text:style-name="P30"/>
      <text:p text:style-name="P55"/>
      <text:p text:style-name="P56">ANNEXE DE PR<text:span text:style-name="T24">É</text:span>SENTATION DES DONN<text:span text:style-name="T24">ÉES DE TEST</text:span></text:p>
      <text:p text:style-name="P38"/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5T15:12:48.716000000</dc:date>
    <meta:editing-duration>P2DT4H38M35S</meta:editing-duration>
    <meta:editing-cycles>191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52" meta:word-count="1095" meta:character-count="6700" meta:non-whitespace-character-count="5651"/>
  </office:meta>
</office:document-meta>
</file>